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opacity="40%" draw:textarea-horizontal-align="justify" draw:textarea-vertical-align="middle" draw:auto-grow-height="false" fo:min-height="0.316cm" fo:min-width="2.066cm" draw:shadow-opacity="40%"/>
    </style:style>
    <style:style style:name="gr2" style:family="graphic" style:parent-style-name="standard">
      <style:graphic-properties svg:stroke-color="#000000" draw:fill-color="#0066cc" draw:opacity="60%" draw:textarea-horizontal-align="justify" draw:textarea-vertical-align="middle" draw:auto-grow-height="false" fo:min-height="0.254cm" fo:min-width="1.264cm" draw:shadow-opacity="60%"/>
    </style:style>
    <style:style style:name="gr3" style:family="graphic" style:parent-style-name="standard">
      <style:graphic-properties svg:stroke-color="#000000" draw:fill-color="#009900" draw:opacity="60%" draw:textarea-horizontal-align="justify" draw:textarea-vertical-align="middle" draw:auto-grow-height="false" fo:min-height="0.15cm" fo:min-width="0.9cm" draw:shadow-opacity="60%"/>
    </style:style>
    <style:style style:name="gr4" style:family="graphic" style:parent-style-name="objectwithoutfill">
      <style:graphic-properties svg:stroke-width="0.03cm" draw:marker-start-width="0.305cm" draw:marker-end="Arrow" draw:marker-end-width="0.19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color="#000000" draw:fill-color="#ff6600" draw:opacity="60%" draw:textarea-horizontal-align="justify" draw:textarea-vertical-align="middle" draw:auto-grow-height="false" fo:min-height="0.55cm" fo:min-width="2.3cm" draw:shadow-opacity="60%"/>
    </style:style>
    <style:style style:name="gr6" style:family="graphic" style:parent-style-name="standard">
      <style:graphic-properties svg:stroke-color="#000000" draw:fill-color="#ff3333" draw:textarea-horizontal-align="justify" draw:textarea-vertical-align="middle" draw:auto-grow-height="false" fo:min-height="0.254cm" fo:min-width="1.1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235cm"/>
    </style:style>
    <style:style style:name="gr8" style:family="graphic" style:parent-style-name="standard">
      <style:graphic-properties svg:stroke-color="#000000" draw:fill-color="#ffff00" draw:textarea-horizontal-align="justify" draw:textarea-vertical-align="middle" draw:auto-grow-height="false" fo:min-height="0.316cm" fo:min-width="0.0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1" fo:font-size="10pt" style:font-size-asian="10pt" style:font-size-complex="10pt"/>
    </style:style>
    <style:style style:name="P3" style:family="paragraph">
      <style:paragraph-properties fo:text-align="center"/>
      <style:text-properties style:font-name="Arial" fo:font-size="8pt" style:font-size-asian="8pt" style:font-size-complex="8pt"/>
    </style:style>
    <style:style style:name="P4" style:family="paragraph"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1" fo:font-size="10pt" style:font-size-asian="10pt" style:font-size-complex="10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xml:id="id3" draw:id="id3" draw:layer="layout" svg:width="2.8cm" svg:height="0.8cm" svg:x="16.105cm" svg:y="6.749cm">
            <text:p text:style-name="P1">Início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1" draw:id="id1" draw:layer="layout" svg:width="2.8cm" svg:height="0.8cm" svg:x="16.105cm" svg:y="8.249cm">
            <text:p text:style-name="P1"><text:span text:style-name="T1">(P) Solicar</text:span></text:p>
            <text:p text:style-name="P1"><text:span text:style-name="T1">'an' a 'a0'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2" xml:id="id23" draw:id="id23" draw:layer="layout" svg:width="2.8cm" svg:height="0.8cm" svg:x="16.803cm" svg:y="30.149cm">
            <text:p text:style-name="P1"><text:span text:style-name="T1">Comp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1" draw:layer="layout" draw:line-skew="-0.102cm" svg:x1="17.155cm" svg:y1="9.049cm" svg:x2="17.856cm" svg:y2="9.65cm" draw:start-shape="id1" draw:start-glue-point="7" draw:end-shape="id2" draw:end-glue-point="4" svg:d="M17155 9049v199h701v402" svg:viewBox="0 0 702 602">
            <text:p/>
          </draw:connector>
          <draw:connector draw:style-name="gr4" draw:text-style-name="P1" draw:layer="layout" svg:x1="17.505cm" svg:y1="7.549cm" svg:x2="17.505cm" svg:y2="8.249cm" draw:start-shape="id3" draw:start-glue-point="2" draw:end-shape="id1" draw:end-glue-point="5" svg:d="M17505 7549v700" svg:viewBox="0 0 1 701">
            <text:p/>
          </draw:connector>
          <draw:custom-shape draw:style-name="gr2" draw:text-style-name="P2" xml:id="id2" draw:id="id2" draw:layer="layout" svg:width="2.8cm" svg:height="0.8cm" svg:x="16.106cm" svg:y="9.65cm">
            <text:p text:style-name="P1"><text:span text:style-name="T1">(S) Ler</text:span></text:p>
            <text:p text:style-name="P1"><text:span text:style-name="T1">'an' a 'a0'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xml:id="id4" draw:id="id4" draw:layer="layout" svg:width="2.8cm" svg:height="0.8cm" svg:x="16.106cm" svg:y="11.05cm">
            <text:p text:style-name="P1"><text:span text:style-name="T1">(P) Solicar</text:span></text:p>
            <text:p text:style-name="P1"><text:span text:style-name="T1">'x0' e 'x1'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onnector draw:style-name="gr4" draw:text-style-name="P1" draw:layer="layout" draw:line-skew="-0.103cm" svg:x1="17.156cm" svg:y1="10.45cm" svg:x2="17.856cm" svg:y2="11.05cm" draw:start-shape="id2" draw:start-glue-point="7" draw:end-shape="id4" draw:end-glue-point="4" svg:d="M17156 10450v198h700v402" svg:viewBox="0 0 701 601">
            <text:p/>
          </draw:connector>
          <draw:custom-shape draw:style-name="gr2" draw:text-style-name="P2" xml:id="id5" draw:id="id5" draw:layer="layout" svg:width="2.8cm" svg:height="0.8cm" svg:x="16.107cm" svg:y="12.451cm">
            <text:p text:style-name="P1"><text:span text:style-name="T1">(S) Ler</text:span></text:p>
            <text:p text:style-name="P1"><text:span text:style-name="T1">'x0' e 'x1'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onnector draw:style-name="gr4" draw:text-style-name="P1" draw:layer="layout" draw:line-skew="-0.103cm" svg:x1="17.156cm" svg:y1="11.85cm" svg:x2="17.857cm" svg:y2="12.451cm" draw:start-shape="id4" draw:start-glue-point="7" draw:end-shape="id5" draw:end-glue-point="4" svg:d="M17156 11850v198h701v403" svg:viewBox="0 0 702 602">
            <text:p/>
          </draw:connector>
          <draw:custom-shape draw:style-name="gr2" draw:text-style-name="P2" xml:id="id6" draw:id="id6" draw:layer="layout" svg:width="2.8cm" svg:height="0.8cm" svg:x="16.107cm" svg:y="13.851cm">
            <text:p text:style-name="P1"><text:span text:style-name="T1">(P) Solicar</text:span></text:p>
            <text:p text:style-name="P1"><text:span text:style-name="T1">'E'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onnector draw:style-name="gr4" draw:text-style-name="P1" draw:layer="layout" draw:line-skew="-0.104cm" svg:x1="17.157cm" svg:y1="13.251cm" svg:x2="17.857cm" svg:y2="13.851cm" draw:start-shape="id5" draw:start-glue-point="7" draw:end-shape="id6" draw:end-glue-point="4" svg:d="M17157 13251v197h700v403" svg:viewBox="0 0 701 601">
            <text:p/>
          </draw:connector>
          <draw:custom-shape draw:style-name="gr2" draw:text-style-name="P2" xml:id="id7" draw:id="id7" draw:layer="layout" svg:width="2.8cm" svg:height="0.8cm" svg:x="16.108cm" svg:y="15.252cm">
            <text:p text:style-name="P1"><text:span text:style-name="T1">(S) Ler</text:span></text:p>
            <text:p text:style-name="P1"><text:span text:style-name="T1">'E'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onnector draw:style-name="gr4" draw:text-style-name="P1" draw:layer="layout" draw:line-skew="-0.104cm" svg:x1="17.157cm" svg:y1="14.651cm" svg:x2="17.858cm" svg:y2="15.252cm" draw:start-shape="id6" draw:start-glue-point="7" draw:end-shape="id7" draw:end-glue-point="4" svg:d="M17157 14651v197h701v404" svg:viewBox="0 0 702 602">
            <text:p/>
          </draw:connector>
          <draw:connector draw:style-name="gr4" draw:text-style-name="P1" draw:layer="layout" draw:line-skew="-0.098cm" svg:x1="17.158cm" svg:y1="16.052cm" svg:x2="17.605cm" svg:y2="16.65cm" draw:start-shape="id7" draw:start-glue-point="7" draw:end-shape="id8" draw:end-glue-point="0" svg:d="M17158 16052v202h447v396" svg:viewBox="0 0 448 599">
            <text:p/>
          </draw:connector>
          <draw:custom-shape draw:style-name="gr2" draw:text-style-name="P2" xml:id="id11" draw:id="id11" draw:layer="layout" svg:width="2.8cm" svg:height="0.8cm" svg:x="11.303cm" svg:y="12.249cm">
            <text:p text:style-name="P1"><text:span text:style-name="T1">(P) Compri.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onnector draw:style-name="gr4" draw:text-style-name="P1" draw:layer="layout" svg:x1="10.749cm" svg:y1="20.512cm" svg:x2="11.498cm" svg:y2="26.662cm" draw:start-shape="id9" draw:start-glue-point="7" draw:end-shape="id10" draw:end-glue-point="0" svg:d="M10749 20512h749v6150" svg:viewBox="0 0 750 6151">
            <text:p/>
          </draw:connector>
          <draw:custom-shape draw:style-name="gr1" draw:text-style-name="P1" xml:id="id12" draw:id="id12" draw:layer="layout" svg:width="2.8cm" svg:height="0.8cm" svg:x="11.303cm" svg:y="6.749cm">
            <text:p text:style-name="P1">Fim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1" draw:layer="layout" svg:x1="13.053cm" svg:y1="12.249cm" svg:x2="12.703cm" svg:y2="7.549cm" draw:start-shape="id11" draw:start-glue-point="4" draw:end-shape="id12" draw:end-glue-point="2" svg:d="M13053 12249v-2349h-350v-2351" svg:viewBox="0 0 351 4701">
            <text:p/>
          </draw:connector>
          <draw:custom-shape draw:style-name="gr5" draw:text-style-name="P2" xml:id="id8" draw:id="id8" draw:layer="layout" svg:width="2.8cm" svg:height="0.8cm" svg:x="16.205cm" svg:y="16.65cm">
            <text:p text:style-name="P1"><text:span text:style-name="T1">Calcular f(x0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xml:id="id13" draw:id="id13" draw:layer="layout" svg:width="2.55cm" svg:height="0.8cm" svg:x="16.606cm" svg:y="18.204cm">
            <text:p text:style-name="P1"><text:span text:style-name="T2">Enqnt. </text:span></text:p>
            <text:p text:style-name="P1"><text:span text:style-name="T2">Calc == 1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onnector draw:style-name="gr4" draw:text-style-name="P1" draw:layer="layout" draw:line-skew="-0.123cm" svg:x1="17.605cm" svg:y1="17.45cm" svg:x2="17.881cm" svg:y2="18.204cm" draw:start-shape="id8" draw:start-glue-point="2" draw:end-shape="id13" draw:end-glue-point="4" svg:d="M17605 17450v254h276v500" svg:viewBox="0 0 277 755">
            <text:p/>
          </draw:connector>
          <draw:custom-shape draw:style-name="gr6" draw:text-style-name="P3" xml:id="id14" draw:id="id14" draw:layer="layout" svg:width="2.55cm" svg:height="0.8cm" svg:x="14.306cm" svg:y="20.104cm">
            <text:p text:style-name="P1"><text:span text:style-name="T2">Enqnt. </text:span></text:p>
            <text:p text:style-name="P1"><text:span text:style-name="T2">Cont &lt; N++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onnector draw:style-name="gr4" draw:text-style-name="P1" draw:layer="layout" svg:x1="17.881cm" svg:y1="19.004cm" svg:x2="15.581cm" svg:y2="20.104cm" draw:start-shape="id13" draw:start-glue-point="6" draw:end-shape="id14" draw:end-glue-point="4" svg:d="M17881 19004v551h-2300v549" svg:viewBox="0 0 2301 1101">
            <text:p/>
          </draw:connector>
          <draw:custom-shape draw:style-name="gr5" draw:text-style-name="P2" xml:id="id15" draw:id="id15" draw:layer="layout" svg:width="2.8cm" svg:height="0.8cm" svg:x="14.405cm" svg:y="21.603cm">
            <text:p text:style-name="P1"><text:span text:style-name="T1">Calcular f(x0h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15.581cm" svg:y1="20.904cm" svg:x2="15.805cm" svg:y2="21.603cm" draw:start-shape="id14" draw:start-glue-point="6" draw:end-shape="id15" draw:end-glue-point="0" svg:d="M15581 20904v350h224v349" svg:viewBox="0 0 225 700">
            <text:p/>
          </draw:connector>
          <draw:custom-shape draw:style-name="gr5" draw:text-style-name="P2" xml:id="id16" draw:id="id16" draw:layer="layout" svg:width="2.8cm" svg:height="0.8cm" svg:x="14.405cm" svg:y="22.854cm">
            <text:p text:style-name="P1"><text:span text:style-name="T1">Calcular Comp.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15.805cm" svg:y1="22.403cm" svg:x2="15.805cm" svg:y2="22.854cm" draw:start-shape="id15" draw:start-glue-point="2" draw:end-shape="id16" draw:end-glue-point="0" svg:d="M15805 22403v451" svg:viewBox="0 0 1 452">
            <text:p/>
          </draw:connector>
          <draw:custom-shape draw:style-name="gr5" draw:text-style-name="P2" xml:id="id17" draw:id="id17" draw:layer="layout" svg:width="2.8cm" svg:height="0.8cm" svg:x="14.405cm" svg:y="24.154cm">
            <text:p text:style-name="P1"><text:span text:style-name="T1">x0h += h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15.805cm" svg:y1="23.654cm" svg:x2="15.805cm" svg:y2="24.154cm" draw:start-shape="id16" draw:start-glue-point="2" draw:end-shape="id17" draw:end-glue-point="0" svg:d="M15805 23654v500" svg:viewBox="0 0 1 501">
            <text:p/>
          </draw:connector>
          <draw:frame draw:style-name="gr7" draw:text-style-name="P4" draw:layer="layout" svg:width="0.735cm" svg:height="0.657cm" svg:x="14.888cm" svg:y="20.805cm">
            <draw:text-box>
              <text:p><text:span text:style-name="T3">V</text:span></text:p>
            </draw:text-box>
          </draw:frame>
          <draw:connector draw:style-name="gr4" draw:text-style-name="P1" draw:layer="layout" svg:x1="15.805cm" svg:y1="24.954cm" svg:x2="14.306cm" svg:y2="20.504cm" draw:start-shape="id17" draw:start-glue-point="2" draw:end-shape="id14" draw:end-glue-point="5" svg:d="M15805 24954v501h-2000v-4951h501" svg:viewBox="0 0 2001 4952">
            <text:p/>
          </draw:connector>
          <draw:connector draw:style-name="gr4" draw:text-style-name="P1" draw:layer="layout" svg:x1="17.881cm" svg:y1="19.004cm" svg:x2="9.474cm" svg:y2="20.112cm" draw:start-shape="id13" draw:start-glue-point="6" draw:end-shape="id9" draw:end-glue-point="4" svg:d="M17881 19004v555h-8407v553" svg:viewBox="0 0 8408 1109">
            <text:p/>
          </draw:connector>
          <draw:custom-shape draw:style-name="gr6" draw:text-style-name="P3" xml:id="id9" draw:id="id9" draw:layer="layout" svg:width="2.55cm" svg:height="0.8cm" svg:x="8.199cm" svg:y="20.112cm">
            <text:p text:style-name="P1"><text:span text:style-name="T2">Enqnt. </text:span></text:p>
            <text:p text:style-name="P1"><text:span text:style-name="T2">Cont &lt; N+=2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2" xml:id="id18" draw:id="id18" draw:layer="layout" svg:width="2.8cm" svg:height="0.8cm" svg:x="8.298cm" svg:y="21.611cm">
            <text:p text:style-name="P1"><text:span text:style-name="T1">Calcular f(x0h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9.474cm" svg:y1="20.912cm" svg:x2="9.698cm" svg:y2="21.611cm" draw:start-shape="id9" draw:start-glue-point="6" draw:end-shape="id18" draw:end-glue-point="0" svg:d="M9474 20912v350h224v349" svg:viewBox="0 0 225 700">
            <text:p/>
          </draw:connector>
          <draw:custom-shape draw:style-name="gr5" draw:text-style-name="P2" xml:id="id19" draw:id="id19" draw:layer="layout" svg:width="2.8cm" svg:height="0.8cm" svg:x="8.298cm" svg:y="22.862cm">
            <text:p text:style-name="P1"><text:span text:style-name="T1">Calcular Comp.2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9.698cm" svg:y1="22.411cm" svg:x2="9.698cm" svg:y2="22.862cm" draw:start-shape="id18" draw:start-glue-point="2" draw:end-shape="id19" draw:end-glue-point="0" svg:d="M9698 22411v451" svg:viewBox="0 0 1 452">
            <text:p/>
          </draw:connector>
          <draw:custom-shape draw:style-name="gr5" draw:text-style-name="P2" xml:id="id20" draw:id="id20" draw:layer="layout" svg:width="2.8cm" svg:height="0.8cm" svg:x="8.298cm" svg:y="24.162cm">
            <text:p text:style-name="P1"><text:span text:style-name="T1">x0h += h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9.698cm" svg:y1="23.662cm" svg:x2="9.698cm" svg:y2="24.162cm" draw:start-shape="id19" draw:start-glue-point="2" draw:end-shape="id20" draw:end-glue-point="0" svg:d="M9698 23662v500" svg:viewBox="0 0 1 501">
            <text:p/>
          </draw:connector>
          <draw:frame draw:style-name="gr7" draw:text-style-name="P4" draw:layer="layout" svg:width="0.735cm" svg:height="0.657cm" svg:x="8.919cm" svg:y="20.775cm">
            <draw:text-box>
              <text:p><text:span text:style-name="T3">V</text:span></text:p>
            </draw:text-box>
          </draw:frame>
          <draw:connector draw:style-name="gr4" draw:text-style-name="P1" draw:layer="layout" svg:x1="9.698cm" svg:y1="24.962cm" svg:x2="8.199cm" svg:y2="20.512cm" draw:start-shape="id20" draw:start-glue-point="2" draw:end-shape="id9" draw:end-glue-point="5" svg:d="M9698 24962v501h-2000v-4951h501" svg:viewBox="0 0 2001 4952">
            <text:p/>
          </draw:connector>
          <draw:custom-shape draw:style-name="gr5" draw:text-style-name="P2" xml:id="id10" draw:id="id10" draw:layer="layout" svg:width="2.8cm" svg:height="0.8cm" svg:x="10.098cm" svg:y="26.662cm">
            <text:p text:style-name="P1"><text:span text:style-name="T1">Salvar Comp.2</text:span></text:p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0.735cm" svg:height="0.657cm" svg:x="10.515cm" svg:y="20.014cm">
            <draw:text-box>
              <text:p><text:span text:style-name="T3">F</text:span></text:p>
            </draw:text-box>
          </draw:frame>
          <draw:frame draw:style-name="gr7" draw:text-style-name="P4" draw:layer="layout" svg:width="0.735cm" svg:height="0.657cm" svg:x="16.616cm" svg:y="19.915cm">
            <draw:text-box>
              <text:p><text:span text:style-name="T3">F</text:span></text:p>
            </draw:text-box>
          </draw:frame>
          <draw:custom-shape draw:style-name="gr5" draw:text-style-name="P2" xml:id="id21" draw:id="id21" draw:layer="layout" svg:width="2.8cm" svg:height="0.8cm" svg:x="16.305cm" svg:y="26.654cm">
            <text:p text:style-name="P1"><text:span text:style-name="T1">Salvar Comp.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16.856cm" svg:y1="20.504cm" svg:x2="17.705cm" svg:y2="26.654cm" draw:start-shape="id14" draw:start-glue-point="7" draw:end-shape="id21" draw:end-glue-point="0" svg:d="M16856 20504h849v6150" svg:viewBox="0 0 850 6151">
            <text:p/>
          </draw:connector>
          <draw:custom-shape draw:style-name="gr8" draw:text-style-name="P1" xml:id="id22" draw:id="id22" draw:layer="layout" svg:width="0.8cm" svg:height="0.8cm" svg:x="14.303cm" svg:y="2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svg:x1="11.498cm" svg:y1="27.462cm" svg:x2="14.303cm" svg:y2="28.749cm" draw:start-shape="id10" draw:start-glue-point="2" draw:end-shape="id22" draw:end-glue-point="6" svg:d="M11498 27462v1287h2805" svg:viewBox="0 0 2806 1288">
            <text:p/>
          </draw:connector>
          <draw:connector draw:style-name="gr4" draw:text-style-name="P1" draw:layer="layout" svg:x1="17.705cm" svg:y1="27.454cm" svg:x2="15.103cm" svg:y2="28.749cm" draw:start-shape="id21" draw:start-glue-point="2" draw:end-shape="id22" draw:end-glue-point="10" svg:d="M17705 27454v1295h-2602" svg:viewBox="0 0 2603 1296">
            <text:p/>
          </draw:connector>
          <draw:connector draw:style-name="gr4" draw:text-style-name="P1" draw:layer="layout" svg:x1="14.703cm" svg:y1="29.149cm" svg:x2="18.203cm" svg:y2="30.149cm" draw:start-shape="id22" draw:start-glue-point="8" draw:end-shape="id23" draw:end-glue-point="4" svg:d="M14703 29149v502h1251v-3h2249v501" svg:viewBox="0 0 3501 1001">
            <text:p/>
          </draw:connector>
          <draw:custom-shape draw:style-name="gr5" draw:text-style-name="P2" xml:id="id24" draw:id="id24" draw:layer="layout" svg:width="2.8cm" svg:height="0.8cm" svg:x="14.498cm" svg:y="31.262cm">
            <text:p text:style-name="P1"><text:span text:style-name="T1">|Comp.2 – Comp|</text:span><text:span text:style-name="T1"><text:line-break/></text:span><text:span text:style-name="T1">&lt; E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16.803cm" svg:y1="30.549cm" svg:x2="15.898cm" svg:y2="31.262cm" draw:start-shape="id23" draw:start-glue-point="5" draw:end-shape="id24" draw:end-glue-point="0" svg:d="M16803 30549h-905v713" svg:viewBox="0 0 906 714">
            <text:p/>
          </draw:connector>
          <draw:custom-shape draw:style-name="gr5" draw:text-style-name="P2" xml:id="id25" draw:id="id25" draw:layer="layout" svg:width="2.8cm" svg:height="0.8cm" svg:x="14.498cm" svg:y="32.662cm">
            <text:p text:style-name="P1"><text:span text:style-name="T1">Calc = 1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15.898cm" svg:y1="32.062cm" svg:x2="15.898cm" svg:y2="32.662cm" draw:start-shape="id24" draw:start-glue-point="2" draw:end-shape="id25" draw:end-glue-point="0" svg:d="M15898 32062v600" svg:viewBox="0 0 1 601">
            <text:p/>
          </draw:connector>
          <draw:custom-shape draw:style-name="gr5" draw:text-style-name="P2" xml:id="id26" draw:id="id26" draw:layer="layout" svg:width="2.8cm" svg:height="0.8cm" svg:x="18.598cm" svg:y="31.862cm">
            <text:p text:style-name="P1"><text:span text:style-name="T1">n++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19.603cm" svg:y1="30.549cm" svg:x2="19.998cm" svg:y2="31.862cm" draw:start-shape="id23" draw:start-glue-point="7" draw:end-shape="id26" draw:end-glue-point="0" svg:d="M19603 30549h395v1313" svg:viewBox="0 0 396 1314">
            <text:p/>
          </draw:connector>
          <draw:frame draw:style-name="gr7" draw:text-style-name="P4" draw:layer="layout" svg:width="0.735cm" svg:height="0.657cm" svg:x="15.698cm" svg:y="30.032cm">
            <draw:text-box>
              <text:p><text:span text:style-name="T3">V</text:span></text:p>
            </draw:text-box>
          </draw:frame>
          <draw:frame draw:style-name="gr7" draw:text-style-name="P4" draw:layer="layout" svg:width="0.735cm" svg:height="0.657cm" svg:x="19.499cm" svg:y="30.033cm">
            <draw:text-box>
              <text:p><text:span text:style-name="T3">F</text:span></text:p>
            </draw:text-box>
          </draw:frame>
          <draw:custom-shape draw:style-name="gr8" draw:text-style-name="P1" xml:id="id27" draw:id="id27" draw:layer="layout" svg:width="0.8cm" svg:height="0.8cm" svg:x="17.804cm" svg:y="33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svg:x1="15.898cm" svg:y1="33.462cm" svg:x2="17.804cm" svg:y2="34.35cm" draw:start-shape="id25" draw:start-glue-point="2" draw:end-shape="id27" draw:end-glue-point="6" svg:d="M15898 33462v888h1906" svg:viewBox="0 0 1907 889">
            <text:p/>
          </draw:connector>
          <draw:connector draw:style-name="gr4" draw:text-style-name="P1" draw:layer="layout" svg:x1="19.998cm" svg:y1="32.662cm" svg:x2="18.604cm" svg:y2="34.35cm" draw:start-shape="id26" draw:start-glue-point="2" draw:end-shape="id27" draw:end-glue-point="10" svg:d="M19998 32662v1688h-1394" svg:viewBox="0 0 1395 1689">
            <text:p/>
          </draw:connector>
          <draw:connector draw:style-name="gr4" draw:text-style-name="P1" draw:layer="layout" draw:line-skew="0cm 2.345cm" svg:x1="18.204cm" svg:y1="34.75cm" svg:x2="19.156cm" svg:y2="18.604cm" draw:start-shape="id27" draw:start-glue-point="8" draw:end-shape="id13" draw:end-glue-point="7" svg:d="M18204 34750v502h3799v-16648h-2847" svg:viewBox="0 0 3800 16649">
            <text:p/>
          </draw:connector>
          <draw:frame draw:style-name="gr7" draw:text-style-name="P4" draw:layer="layout" svg:width="0.735cm" svg:height="0.657cm" svg:x="17.321cm" svg:y="19.05cm">
            <draw:text-box>
              <text:p><text:span text:style-name="T3">V</text:span></text:p>
            </draw:text-box>
          </draw:frame>
          <draw:custom-shape draw:style-name="gr5" draw:text-style-name="P2" xml:id="id28" draw:id="id28" draw:layer="layout" svg:width="2.8cm" svg:height="0.8cm" svg:x="11.305cm" svg:y="14.354cm">
            <text:p text:style-name="P1"><text:span text:style-name="T1">Compf. =</text:span></text:p>
            <text:p text:style-name="P1"><text:span text:style-name="T1">(Comp2+Comp)/2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16.606cm" svg:y1="18.604cm" svg:x2="12.705cm" svg:y2="15.154cm" draw:start-shape="id13" draw:start-glue-point="5" draw:end-shape="id28" draw:end-glue-point="2" svg:d="M16606 18604h-3901v-3450" svg:viewBox="0 0 3902 3451">
            <text:p/>
          </draw:connector>
          <draw:frame draw:style-name="gr7" draw:text-style-name="P4" draw:layer="layout" svg:width="0.735cm" svg:height="0.657cm" svg:x="16.122cm" svg:y="18.051cm">
            <draw:text-box>
              <text:p><text:span text:style-name="T3">F</text:span></text:p>
            </draw:text-box>
          </draw:frame>
          <draw:connector draw:style-name="gr4" draw:text-style-name="P1" draw:layer="layout" svg:x1="12.705cm" svg:y1="14.354cm" svg:x2="12.353cm" svg:y2="13.049cm" draw:start-shape="id28" draw:start-glue-point="0" draw:end-shape="id11" draw:end-glue-point="7" svg:d="M12705 14354v-652h-352v-653" svg:viewBox="0 0 353 1306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9T21:32:41.501000000</meta:creation-date>
    <dc:date>2014-09-14T18:28:01.502000000</dc:date>
    <meta:editing-duration>PT15M20S</meta:editing-duration>
    <meta:editing-cycles>3</meta:editing-cycles>
    <meta:generator>LibreOffice/4.3.0.4$Windows_x86 LibreOffice_project/62ad5818884a2fc2e5780dd45466868d41009ec0</meta:generator>
    <meta:document-statistic meta:object-count="69"/>
  </office:meta>
</office:document-meta>
</file>